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Tahoma1" svg:font-family="Tahoma" style:font-family-generic="roman"/>
    <style:font-face style:name="FreeSans1" svg:font-family="FreeSans" style:font-family-generic="swiss"/>
    <style:font-face style:name="MS Gothic" svg:font-family="'MS Gothic'" style:font-pitch="variable"/>
    <style:font-face style:name="Tahoma2" svg:font-family="Tahoma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0205" officeooo:paragraph-rsid="00100205"/>
    </style:style>
    <style:style style:name="P2" style:family="paragraph" style:parent-style-name="Standard">
      <style:text-properties officeooo:rsid="0010979b" officeooo:paragraph-rsid="0010979b"/>
    </style:style>
    <style:style style:name="P3" style:family="paragraph" style:parent-style-name="Standard">
      <style:text-properties officeooo:rsid="0010ecdf" officeooo:paragraph-rsid="0011ce96"/>
    </style:style>
    <style:style style:name="P4" style:family="paragraph" style:parent-style-name="Standard">
      <style:text-properties officeooo:rsid="0011ce96" officeooo:paragraph-rsid="0011ce96"/>
    </style:style>
    <style:style style:name="P5" style:family="paragraph" style:parent-style-name="Standard">
      <style:text-properties officeooo:rsid="001554b4" officeooo:paragraph-rsid="001554b4"/>
    </style:style>
    <style:style style:name="P6" style:family="paragraph" style:parent-style-name="Standard">
      <style:text-properties officeooo:rsid="00166eba" officeooo:paragraph-rsid="00166eba"/>
    </style:style>
    <style:style style:name="P7" style:family="paragraph" style:parent-style-name="Standard">
      <style:text-properties style:text-underline-style="none" officeooo:rsid="002e9e80" officeooo:paragraph-rsid="002e9e80"/>
    </style:style>
    <style:style style:name="P8" style:family="paragraph" style:parent-style-name="Standard">
      <style:text-properties style:text-underline-style="none" officeooo:rsid="002fa8a3" officeooo:paragraph-rsid="002fa8a3"/>
    </style:style>
    <style:style style:name="P9" style:family="paragraph" style:parent-style-name="Standard">
      <style:text-properties style:text-underline-style="none" officeooo:rsid="002fb253" officeooo:paragraph-rsid="002fb253"/>
    </style:style>
    <style:style style:name="P10" style:family="paragraph" style:parent-style-name="Standard">
      <style:paragraph-properties fo:margin-left="0in" fo:margin-right="0in" fo:margin-top="0in" fo:margin-bottom="0in" loext:contextual-spacing="false" style:line-height-at-least="0in" fo:text-align="start" style:justify-single-word="false" fo:text-indent="0in" style:auto-text-indent="false" style:writing-mode="lr-tb">
        <style:tab-stops>
          <style:tab-stop style:position="0.7874in"/>
          <style:tab-stop style:position="1.5752in"/>
          <style:tab-stop style:position="2.3626in"/>
          <style:tab-stop style:position="3.15in"/>
          <style:tab-stop style:position="3.9374in"/>
          <style:tab-stop style:position="4.7252in"/>
          <style:tab-stop style:position="5.5126in"/>
          <style:tab-stop style:position="6.3in"/>
          <style:tab-stop style:position="7.0874in"/>
          <style:tab-stop style:position="7.8752in"/>
        </style:tab-stops>
      </style:paragraph-properties>
      <style:text-properties style:font-name="Liberation Serif" fo:font-size="12pt" style:font-size-asian="12pt" style:font-size-complex="12pt"/>
    </style:style>
    <style:style style:name="P11" style:family="paragraph" style:parent-style-name="Standard">
      <style:text-properties officeooo:rsid="0011ce96" officeooo:paragraph-rsid="0011ce96"/>
    </style:style>
    <style:style style:name="P1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b253" officeooo:paragraph-rsid="002fb253" style:letter-kerning="true" style:font-size-asian="12pt" style:font-style-asian="normal" style:font-weight-asian="normal" style:font-size-complex="12pt" style:text-emphasize="none"/>
    </style:style>
    <style:style style:name="P13" style:family="paragraph" style:parent-style-name="Standard">
      <style:text-properties style:font-name="Liberation Serif" fo:font-size="12pt" style:text-underline-style="none" officeooo:rsid="0031452d" officeooo:paragraph-rsid="0031452d" style:font-size-asian="12pt" style:font-size-complex="12pt"/>
    </style:style>
    <style:style style:name="P14" style:family="paragraph" style:parent-style-name="Standard">
      <style:text-properties style:font-name="Liberation Serif" fo:font-size="12pt" style:text-underline-style="none" officeooo:rsid="0032a5ef" officeooo:paragraph-rsid="0032a5ef" style:font-size-asian="12pt" style:font-size-complex="12pt"/>
    </style:style>
    <style:style style:name="P15" style:family="paragraph" style:parent-style-name="Standard">
      <style:paragraph-properties fo:margin-left="0in" fo:margin-right="0in" fo:margin-top="0in" fo:margin-bottom="0in" loext:contextual-spacing="false" style:line-height-at-least="0in" fo:text-align="start" style:justify-single-word="false" fo:text-indent="0in" style:auto-text-indent="false" style:writing-mode="lr-tb">
        <style:tab-stops>
          <style:tab-stop style:position="0.7874in"/>
          <style:tab-stop style:position="1.5752in"/>
          <style:tab-stop style:position="2.3626in"/>
          <style:tab-stop style:position="3.15in"/>
          <style:tab-stop style:position="3.9374in"/>
          <style:tab-stop style:position="4.7252in"/>
          <style:tab-stop style:position="5.5126in"/>
          <style:tab-stop style:position="6.3in"/>
          <style:tab-stop style:position="7.0874in"/>
          <style:tab-stop style:position="7.8752in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16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</style:style>
    <style:style style:name="P17" style:family="paragraph">
      <loext:graphic-properties draw:fill="gradient" draw:fill-color="#ccccff" draw:secondary-fill-color="#9999ff" draw:fill-gradient-name="Linear_20_blue_2f_white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ahoma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gradient" draw:fill-color="#ff6633" draw:fill-gradient-name="Gradient_20_9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1ce96"/>
    </style:style>
    <style:style style:name="T2" style:family="text">
      <style:text-properties officeooo:rsid="00166eba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4" style:family="text">
      <style:text-properties officeooo:rsid="0032a5ef"/>
    </style:style>
    <style:style style:name="T5" style:family="text">
      <style:text-properties fo:color="#000000" style:text-outline="false" style:text-line-through-style="none" style:text-line-through-type="none" style:text-position="0% 100%" style:font-name="Tahoma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.0102in" svg:stroke-color="#000000" draw:marker-start="" draw:marker-start-width="0.1181in" draw:marker-start-center="false" draw:marker-end="" draw:marker-end-width="0.1181in" draw:marker-end-center="false" draw:stroke-linejoin="miter" draw:fill="gradient" draw:fill-color="#ccccff" draw:secondary-fill-color="#9999ff" draw:fill-gradient-name="Linear_20_blue_2f_white" draw:textarea-horizontal-align="center" draw:textarea-vertical-align="middle" draw:auto-grow-height="false" draw:fit-to-size="false" style:shrink-to-fit="false" fo:min-height="4.2181in" fo:min-width="6.7335in" fo:padding-top="0.0516in" fo:padding-bottom="0.0516in" fo:padding-left="0.0984in" fo:padding-right="0.0984in" fo:wrap-option="wrap" draw:shadow="hidden" draw:shadow-offset-x="0.1181in" draw:shadow-offset-y="0.1181in" draw:shadow-color="#808080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102in" svg:stroke-color="#000000" draw:marker-start="" draw:marker-start-width="0.1181in" draw:marker-start-center="false" draw:marker-end="" draw:marker-end-width="0.1181in" draw:marker-end-center="false" draw:stroke-linejoin="miter" draw:fill="gradient" draw:fill-color="#ff6633" draw:fill-gradient-name="Gradient_20_9" draw:textarea-horizontal-align="center" draw:textarea-vertical-align="middle" draw:auto-grow-height="false" draw:fit-to-size="false" style:shrink-to-fit="false" fo:min-height="0.2102in" fo:min-width="0.5484in" fo:padding-top="0.0516in" fo:padding-bottom="0.0516in" fo:padding-left="0.0984in" fo:padding-right="0.0984in" fo:wrap-option="wrap" draw:shadow="hidden" draw:shadow-offset-x="0.1181in" draw:shadow-offset-y="0.1181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pedef int riga[1000];</text:p>
      <text:p text:style-name="P1">typedef riga immagine[1000];</text:p>
      <text:p text:style-name="P1">immagine i;<text:tab/><text:tab/>// Matrice 1000x1000</text:p>
      <text:p text:style-name="P1"/>
      <text:p text:style-name="P1">int matrice[1000][1000] <text:s text:c="7"/>matrice[i][j]</text:p>
      <text:p text:style-name="P1"/>
      <text:p text:style-name="P1">Nella matrice 0 = nero/sfondo, 1 = bianco/oggetto</text:p>
      <text:p text:style-name="P1"/>
      <text:p text:style-name="P1">Area dell'oggetto = numero di elementi di valore 1</text:p>
      <text:p text:style-name="P1"/>
      <text:p text:style-name="P1">int i, j, area = 0;</text:p>
      <text:p text:style-name="P1">i = 0;</text:p>
      <text:p text:style-name="P1"/>
      <text:p text:style-name="P1">while (i &lt; 1000)</text:p>
      <text:p text:style-name="P2">// Vedi .c</text:p>
      <text:p text:style-name="P2"/>
      <text:p text:style-name="P2">Perimetro:</text:p>
      <text:p text:style-name="P2"/>
      <text:p text:style-name="P2">supponamo che non ci siano elementi pari a 1 nella prima e ultima riga/colonna</text:p>
      <text:p text:style-name="P2"/>
      <text:p text:style-name="P3">dati strutturati eterogenei<text:span text:style-name="T1">:</text:span></text:p>
      <text:p text:style-name="P3"/>
      <text:p text:style-name="P4">typedef enum {gen, feb, mar, apr, mag, giu, lug, ago, set, ott, nov, dic} tipomese;</text:p>
      <text:p text:style-name="P4">typedef int tipoanno;</text:p>
      <text:p text:style-name="P4">typedef struct</text:p>
      <text:p text:style-name="P4">{</text:p>
      <text:p text:style-name="P4"><text:tab/>int giorno;</text:p>
      <text:p text:style-name="P4"><text:tab/>tipomese mese;</text:p>
      <text:p text:style-name="P4"><text:tab/>tipoanno anno;</text:p>
      <text:p text:style-name="P4">} data;<text:tab/><text:tab/><text:tab/><text:tab/><text:tab/>/* tipoanno = tipo del campo. anno = <text:s/>campo */</text:p>
      <text:p text:style-name="P4"/>
      <text:p text:style-name="P4">data d1, d2, d3;</text:p>
      <text:p text:style-name="P4">d1.giorno = 12;</text:p>
      <text:p text:style-name="P4">d1.mese = apr;</text:p>
      <text:p text:style-name="P4">d1.anno = 1999;</text:p>
      <text:p text:style-name="P4"/>
      <text:p text:style-name="P5">Liste sequenziali</text:p>
      <text:p text:style-name="P5"/>
      <text:p text:style-name="P5"><draw:custom-shape text:anchor-type="paragraph" draw:z-index="1" draw:style-name="gr2" draw:text-style-name="P18" svg:width="0.7453in" svg:height="0.313in" svg:x="-0.1661in" svg:y="0.0366in"><text:p text:style-name="P16"><text:span text:style-name="T6">typedef</text:span></text:p>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0.393700787401575in 0" draw:extrusion-viewpoint="(1.36692913385827in 0in 9.84251968503937in)" draw:extrusion-origin="0.5 0" draw:extrusion-skew="50 180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<draw:equation draw:name="f0" draw:formula="$0 "/><draw:equation draw:name="f1" draw:formula="21600-$0 "/><draw:equation draw:name="f2" draw:formula="?f1 /4"/><draw:handle draw:handle-position="21600 $0" draw:handle-range-y-minimum="6200" draw:handle-range-y-maximum="21600"/></draw:enhanced-geometry></draw:custom-shape>typedef struct</text:p>
      <text:p text:style-name="P5"/>
      <text:p text:style-name="P5">{</text:p>
      <text:p text:style-name="P5"><text:tab/>int <text:span text:style-name="T2">num_elem</text:span>;<text:span text:style-name="T2"><text:tab/><text:tab/><text:tab/>/* struct{...} diventa "iscritti" */</text:span></text:p>
      <text:p text:style-name="P5"><text:tab/>int sequenza[400];</text:p>
      <text:p text:style-name="P5">} iscritti;</text:p>
      <text:p text:style-name="P5"/>
      <text:p text:style-name="P6">iscritti i1;</text:p>
      <text:p text:style-name="P7">i1.sequenza[i1.num_elem] = 10023316;</text:p>
      <text:p text:style-name="P7">i1.sequenza[i1.num_elem-1]<text:tab/><text:tab/>// Ultimo elemento occupato</text:p>
      <text:p text:style-name="P7"/>
      <text:p text:style-name="P7"><text:soft-page-break/>Svuota lista sequenziale: i1.num_elem = 0;</text:p>
      <text:p text:style-name="P7"/>
      <text:p text:style-name="P7">Aggiungi un elemento in coda alla lista:</text:p>
      <text:p text:style-name="P7">i1.sequenza[i1.num_elem] = 100000;</text:p>
      <text:p text:style-name="P7">i1.num_elem++;</text:p>
      <text:p text:style-name="P7"/>
      <text:p text:style-name="P7">Ricerca di un elemento in una lista</text:p>
      <text:p text:style-name="P7"/>
      <text:p text:style-name="P8">int i, daCercare;</text:p>
      <text:p text:style-name="P8">iscritti l;</text:p>
      <text:p text:style-name="P8">i = 0;</text:p>
      <text:p text:style-name="P8"/>
      <text:p text:style-name="P8">while ((i &lt; l.num_elem) &amp;&amp; <text:s/>(daCercare != l.sequenza[i]))</text:p>
      <text:p text:style-name="P8"><text:tab/>i++;</text:p>
      <text:p text:style-name="P8"/>
      <text:p text:style-name="P9">if (i &lt; l.num_elem)</text:p>
      <text:p text:style-name="P9"><text:tab/>printf("Hai trovato l'elemento in posizione %d\n", i);</text:p>
      <text:p text:style-name="P9"/>
      <text:p text:style-name="P9">else</text:p>
      <text:p text:style-name="P9"><text:tab/>printf("Elemento assente\n");</text:p>
      <text:p text:style-name="P9"/>
      <text:p text:style-name="P12"><draw:custom-shape text:anchor-type="paragraph" draw:z-index="0" draw:style-name="gr1" draw:text-style-name="P17" svg:width="6.9303in" svg:height="4.3205in" svg:x="2.2957in" svg:y="0.3866in"><text:p text:style-name="P16"><text:span text:style-name="T5"/></text:p><text:p text:style-name="P16"><text:span text:style-name="T5"><text:tab/></text:span></text:p><draw:enhanced-geometry svg:viewBox="0 0 21600 21600" draw:extrusion="true" draw:extrusion-viewpoint="(0in -1.36692913385827in 9.84251968503937in)" draw:extrusion-origin="0 -0.5" draw:extrusion-skew="50 -90" draw:extrusion-rotation-angle="0 0" draw:extrusion-depth="1in 0" draw:extrusion-first-light-direction="(-50000 50000 10000)" draw:extrusion-second-light-direction="(50000 0 10000)" dr3d:shade-mode="flat" draw:extrusion-metal="false" draw:extrusion-specularity="122%" draw:extrusion-diffusion="0%" draw:extrusion-color="true" dr3d:projection="perspective" draw:text-areas="0 0 21600 21600" draw:text-path="true" draw:text-path-mode="shape" draw:text-path-scale="path" draw:text-path-same-letter-heights="false" draw:type="fontwork-fade-down" draw:modifiers="1453.51514078272" draw:enhanced-path="M 0 0 L 21600 0 N M ?f0 21600 L ?f1 21600 N"><draw:equation draw:name="f0" draw:formula="$0 "/><draw:equation draw:name="f1" draw:formula="21600-$0 "/><draw:handle draw:handle-position="$0 21600" draw:handle-range-x-minimum="0" draw:handle-range-x-maximum="10800"/></draw:enhanced-geometry></draw:custom-shape>Cancellazione di un elemento da una lista sequenziale:</text:p>
      <text:p text:style-name="P10"/>
      <text:p text:style-name="P15">while ((i &lt; l.num_elem) &amp;&amp; (daCercare != l.sequenza[i]))</text:p>
      <text:p text:style-name="P10"><text:tab/><text:span text:style-name="T3">i++;</text:span></text:p>
      <text:p text:style-name="P10"/>
      <text:p text:style-name="P15">if (i &gt;= l.num_elem)</text:p>
      <text:p text:style-name="P10"><text:tab/><text:span text:style-name="T3">printf(“Elemento assente\n”);</text:span></text:p>
      <text:p text:style-name="P10"/>
      <text:p text:style-name="P15">else</text:p>
      <text:p text:style-name="P13"><text:tab/><text:span text:style-name="T4">l.num_elem--;</text:span></text:p>
      <text:p text:style-name="P13"/>
      <text:p text:style-name="P14">while (i &lt; l.num_elem)</text:p>
      <text:p text:style-name="P14"><text:line-break/>{</text:p>
      <text:p text:style-name="P14"><text:tab/>l.sequenza[i] = l.sequenza[i+1];</text:p>
      <text:p text:style-name="P14"><text:tab/>i++;</text:p>
      <text:p text:style-name="P1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Tahoma1" svg:font-family="Tahoma" style:font-family-generic="roman"/>
    <style:font-face style:name="FreeSans1" svg:font-family="FreeSans" style:font-family-generic="swiss"/>
    <style:font-face style:name="MS Gothic" svg:font-family="'MS Gothic'" style:font-pitch="variable"/>
    <style:font-face style:name="Tahoma2" svg:font-family="Tahoma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9" draw:display-name="Gradient 9" draw:style="linear" draw:start-color="#ff3333" draw:end-color="#ffff66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6.2$Linux_X86_64 LibreOffice_project/00m0$Build-2</meta:generator>
    <meta:editing-cycles>0</meta:editing-cycles>
    <meta:editing-duration>P0D</meta:editing-duration>
    <meta:document-statistic meta:table-count="0" meta:image-count="0" meta:object-count="0" meta:page-count="2" meta:paragraph-count="60" meta:word-count="234" meta:character-count="1506" meta:non-whitespace-character-count="1302"/>
  </office:meta>
</office:document-meta>
</file>